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Game Icons" svg:font-family="'Game Icons'" style:font-pitch="variable"/>
    <style:font-face style:name="Mouse Memoirs" svg:font-family="'Mouse Memoirs'" style:font-pitch="variable"/>
    <style:font-face style:name="TeX Gyre Termes Math" svg:font-family="'TeX Gyre Termes Math'" style:font-pitch="variable"/>
    <style:font-face style:name="Vertigo" svg:font-family="Vertig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writing-mode="page"/>
      <style:text-properties style:font-name="TeX Gyre Termes Math" fo:font-size="17pt" style:font-size-asian="17pt" style:font-size-complex="17pt"/>
    </style:style>
    <style:style style:name="P2" style:family="paragraph" style:parent-style-name="Standard">
      <style:paragraph-properties style:writing-mode="page"/>
      <style:text-properties style:font-name="TeX Gyre Termes Math" fo:font-size="17pt" officeooo:paragraph-rsid="00148632" style:font-size-asian="17pt" style:font-size-complex="17pt"/>
    </style:style>
    <style:style style:name="P3" style:family="paragraph" style:parent-style-name="Standard">
      <style:paragraph-properties style:writing-mode="page"/>
      <style:text-properties style:font-name="TeX Gyre Termes Math" fo:font-size="17pt" officeooo:paragraph-rsid="0014b205" style:font-size-asian="17pt" style:font-size-complex="17pt"/>
    </style:style>
    <style:style style:name="P4" style:family="paragraph" style:parent-style-name="Standard">
      <style:paragraph-properties style:writing-mode="page"/>
      <style:text-properties style:font-name="TeX Gyre Termes Math" fo:font-size="17pt" officeooo:paragraph-rsid="00153897" style:font-size-asian="17pt" style:font-size-complex="17pt"/>
    </style:style>
    <style:style style:name="P5" style:family="paragraph" style:parent-style-name="Standard">
      <style:paragraph-properties style:writing-mode="page"/>
      <style:text-properties fo:color="#ce181e" style:font-name="TeX Gyre Termes Math" fo:font-size="17pt" officeooo:rsid="00139011" officeooo:paragraph-rsid="00139011" style:font-size-asian="17pt" style:font-size-complex="17pt"/>
    </style:style>
    <style:style style:name="P6" style:family="paragraph" style:parent-style-name="Standard">
      <style:paragraph-properties style:writing-mode="page"/>
      <style:text-properties fo:color="#ce181e" style:font-name="TeX Gyre Termes Math" fo:font-size="17pt" officeooo:rsid="00139011" officeooo:paragraph-rsid="00148632" style:font-size-asian="17pt" style:font-size-complex="17pt"/>
    </style:style>
    <style:style style:name="P7" style:family="paragraph" style:parent-style-name="Standard">
      <style:paragraph-properties style:writing-mode="page"/>
      <style:text-properties fo:color="#ce181e" style:font-name="TeX Gyre Termes Math" fo:font-size="17pt" officeooo:rsid="00139011" officeooo:paragraph-rsid="0014b205" style:font-size-asian="17pt" style:font-size-complex="17pt"/>
    </style:style>
    <style:style style:name="P8" style:family="paragraph" style:parent-style-name="Standard">
      <style:paragraph-properties style:writing-mode="page"/>
      <style:text-properties fo:color="#ce181e" style:font-name="TeX Gyre Termes Math" fo:font-size="17pt" officeooo:rsid="00139011" officeooo:paragraph-rsid="00153897" style:font-size-asian="17pt" style:font-size-complex="17pt"/>
    </style:style>
    <style:style style:name="P9" style:family="paragraph" style:parent-style-name="Standard">
      <style:paragraph-properties style:writing-mode="page"/>
      <style:text-properties fo:color="#ce181e" style:font-name="TeX Gyre Termes Math" fo:font-size="17pt" officeooo:rsid="00148632" officeooo:paragraph-rsid="00148632" style:font-size-asian="17pt" style:font-size-complex="17pt"/>
    </style:style>
    <style:style style:name="P10" style:family="paragraph" style:parent-style-name="Standard">
      <style:paragraph-properties style:writing-mode="page"/>
      <style:text-properties fo:color="#ce181e" style:font-name="TeX Gyre Termes Math" fo:font-size="17pt" officeooo:rsid="00148632" officeooo:paragraph-rsid="0014b205" style:font-size-asian="17pt" style:font-size-complex="17pt"/>
    </style:style>
    <style:style style:name="P11" style:family="paragraph" style:parent-style-name="Standard">
      <style:paragraph-properties style:writing-mode="page"/>
      <style:text-properties fo:color="#ce181e" style:font-name="TeX Gyre Termes Math" fo:font-size="17pt" officeooo:rsid="00148632" officeooo:paragraph-rsid="00153897" style:font-size-asian="17pt" style:font-size-complex="17pt"/>
    </style:style>
    <style:style style:name="P12" style:family="paragraph" style:parent-style-name="Standard">
      <style:paragraph-properties style:writing-mode="page"/>
      <style:text-properties fo:color="#ce181e" style:font-name="Mouse Memoirs" fo:font-size="22pt" officeooo:rsid="00139011" officeooo:paragraph-rsid="0014b205" style:font-size-asian="22pt" style:font-size-complex="22pt"/>
    </style:style>
    <style:style style:name="P13" style:family="paragraph" style:parent-style-name="Standard">
      <style:paragraph-properties style:writing-mode="page"/>
      <style:text-properties fo:color="#ce181e" style:font-name="Mouse Memoirs" fo:font-size="22pt" officeooo:rsid="00139011" officeooo:paragraph-rsid="00153897" style:font-size-asian="22pt" style:font-size-complex="22pt"/>
    </style:style>
    <style:style style:name="P14" style:family="paragraph" style:parent-style-name="Standard">
      <style:paragraph-properties style:writing-mode="page"/>
      <style:text-properties fo:color="#ce181e" style:font-name="Mouse Memoirs" fo:font-size="24pt" officeooo:rsid="00139011" style:font-size-asian="24pt" style:font-size-complex="24pt"/>
    </style:style>
    <style:style style:name="P15" style:family="paragraph" style:parent-style-name="Standard">
      <style:paragraph-properties style:writing-mode="page"/>
      <style:text-properties fo:color="#ce181e" style:font-name="Mouse Memoirs" fo:font-size="24pt" officeooo:rsid="00139011" officeooo:paragraph-rsid="00148632" style:font-size-asian="24pt" style:font-size-complex="24pt"/>
    </style:style>
    <style:style style:name="P16" style:family="paragraph" style:parent-style-name="Standard">
      <style:paragraph-properties style:writing-mode="page"/>
      <style:text-properties fo:color="#ce181e" style:font-name="Mouse Memoirs" fo:font-size="24pt" officeooo:rsid="00139011" officeooo:paragraph-rsid="00153897" style:font-size-asian="24pt" style:font-size-complex="24pt"/>
    </style:style>
    <style:style style:name="P17" style:family="paragraph" style:parent-style-name="Standard">
      <style:paragraph-properties style:writing-mode="page"/>
      <style:text-properties officeooo:paragraph-rsid="00153897"/>
    </style:style>
    <style:style style:name="P18" style:family="paragraph" style:parent-style-name="Standard" style:master-page-name="">
      <style:paragraph-properties style:page-number="auto" style:writing-mode="page"/>
      <style:text-properties fo:color="#b21b21" style:font-name="Mouse Memoirs" fo:font-size="28pt" officeooo:rsid="00139011" style:font-size-asian="28pt" style:font-size-complex="28pt"/>
    </style:style>
    <style:style style:name="P19" style:family="paragraph" style:parent-style-name="Standard">
      <style:paragraph-properties fo:margin-left="0in" fo:margin-right="0in" fo:text-indent="0in" style:auto-text-indent="false" style:writing-mode="page"/>
      <style:text-properties fo:color="#ce181e" style:font-name="Mouse Memoirs" fo:font-size="24pt" officeooo:rsid="00139011" officeooo:paragraph-rsid="00153897" style:font-size-asian="24pt" style:font-size-complex="24pt"/>
    </style:style>
    <style:style style:name="P20" style:family="paragraph" style:parent-style-name="Standard" style:master-page-name="">
      <style:paragraph-properties fo:margin-left="0in" fo:margin-right="0in" fo:line-height="100%" fo:text-align="end" style:justify-single-word="false" fo:text-indent="0in" style:auto-text-indent="false" style:page-number="auto" style:writing-mode="page"/>
      <style:text-properties fo:color="#b21b21" style:font-name="Vertigo" fo:font-size="33pt" officeooo:rsid="00153897" officeooo:paragraph-rsid="00153897" style:font-size-asian="33pt" style:font-size-complex="33pt"/>
    </style:style>
    <style:style style:name="T1" style:family="text">
      <style:text-properties style:font-name="Game Icons" fo:font-size="16pt" style:font-size-asian="16pt" style:font-size-complex="16pt"/>
    </style:style>
    <style:style style:name="T2" style:family="text">
      <style:text-properties fo:color="#000000" officeooo:rsid="00148632"/>
    </style:style>
    <style:style style:name="T3" style:family="text">
      <style:text-properties fo:color="#000000" fo:font-size="24pt" officeooo:rsid="00148632" style:font-size-asian="24pt" style:font-size-complex="24pt"/>
    </style:style>
    <style:style style:name="T4" style:family="text">
      <style:text-properties fo:color="#000000" fo:font-size="24pt" officeooo:rsid="00153897" style:font-size-asian="24pt" style:font-size-complex="24pt"/>
    </style:style>
    <style:style style:name="T5" style:family="text">
      <style:text-properties fo:color="#000000" fo:font-size="24pt" officeooo:rsid="0019be65" style:font-size-asian="24pt" style:font-size-complex="24pt"/>
    </style:style>
    <style:style style:name="T6" style:family="text">
      <style:text-properties fo:color="#000000" officeooo:rsid="00153897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style:font-name="Game Icons" fo:font-size="16pt" style:font-size-asian="16pt" style:font-size-complex="16pt"/>
    </style:style>
    <style:style style:name="T9" style:family="text">
      <style:text-properties style:use-window-font-color="true" style:font-name="Game Icons" fo:font-size="16pt" officeooo:rsid="0014b205" style:font-size-asian="16pt" style:font-size-complex="16pt"/>
    </style:style>
    <style:style style:name="T10" style:family="text">
      <style:text-properties style:use-window-font-color="true" officeooo:rsid="00148632"/>
    </style:style>
    <style:style style:name="T11" style:family="text">
      <style:text-properties style:use-window-font-color="true" officeooo:rsid="0014b205"/>
    </style:style>
    <style:style style:name="T12" style:family="text">
      <style:text-properties style:use-window-font-color="true" officeooo:rsid="0014cad6"/>
    </style:style>
    <style:style style:name="T13" style:family="text">
      <style:text-properties style:use-window-font-color="true" officeooo:rsid="00150747"/>
    </style:style>
    <style:style style:name="T14" style:family="text">
      <style:text-properties style:use-window-font-color="true" fo:font-size="24pt" style:font-size-asian="24pt" style:font-size-complex="24pt"/>
    </style:style>
    <style:style style:name="T15" style:family="text">
      <style:text-properties style:use-window-font-color="true" fo:font-size="24pt" officeooo:rsid="0014b205" style:font-size-asian="24pt" style:font-size-complex="24pt"/>
    </style:style>
    <style:style style:name="T16" style:family="text">
      <style:text-properties style:use-window-font-color="true" fo:font-size="24pt" officeooo:rsid="001736fa" style:font-size-asian="24pt" style:font-size-complex="24pt"/>
    </style:style>
    <style:style style:name="T17" style:family="text">
      <style:text-properties style:use-window-font-color="true" style:font-name="TeX Gyre Termes Math" fo:font-size="17pt" officeooo:rsid="0014b205" style:font-size-asian="17pt" style:font-size-complex="17pt"/>
    </style:style>
    <style:style style:name="T18" style:family="text">
      <style:text-properties style:use-window-font-color="true" style:font-name="TeX Gyre Termes Math" fo:font-size="17pt" officeooo:rsid="001736fa" style:font-size-asian="17pt" style:font-size-complex="17pt"/>
    </style:style>
    <style:style style:name="T19" style:family="text">
      <style:text-properties style:use-window-font-color="true" officeooo:rsid="0016ca0d"/>
    </style:style>
    <style:style style:name="T20" style:family="text">
      <style:text-properties style:use-window-font-color="true" officeooo:rsid="001736fa"/>
    </style:style>
    <style:style style:name="T21" style:family="text">
      <style:text-properties officeooo:rsid="0014b205"/>
    </style:style>
    <style:style style:name="T22" style:family="text">
      <style:text-properties officeooo:rsid="0014cad6"/>
    </style:style>
    <style:style style:name="T23" style:family="text">
      <style:text-properties officeooo:rsid="0016ca0d"/>
    </style:style>
    <style:style style:name="T24" style:family="text">
      <style:text-properties officeooo:rsid="001736f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TABELA ZWROTÓW AKCJI</text:p>
      <text:p text:style-name="P14"><text:s/><text:span text:style-name="T7">1 <text:s text:c="4"/>ZAMĘT</text:span></text:p>
      <text:p text:style-name="P1"><text:span text:style-name="T1">1</text:span> <text:s text:c="2"/>Nieokiełznany <text:span text:style-name="T23">amok</text:span></text:p>
      <text:p text:style-name="P1"><text:span text:style-name="T1">2</text:span> <text:s text:c="2"/>Szalony pościg</text:p>
      <text:p text:style-name="P5"><text:span text:style-name="T8">3</text:span><text:span text:style-name="T7"> <text:s text:c="2"/>Niebezpieczn</text:span><text:span text:style-name="T10">a bestia (być może metaforyczna) na wolności</text:span></text:p>
      <text:p text:style-name="P9"><text:span text:style-name="T8">4</text:span><text:span text:style-name="T7"> <text:s text:c="2"/>Niezwykłe samozniszczenie</text:span></text:p>
      <text:p text:style-name="P9"><text:span text:style-name="T8">5</text:span><text:span text:style-name="T7"> <text:s text:c="2"/></text:span><text:span text:style-name="T11">W</text:span><text:span text:style-name="T7">yrównanie rachunków </text:span><text:span text:style-name="T11">z zimną krwią</text:span></text:p>
      <text:p text:style-name="P9"><text:span text:style-name="T8">6</text:span><text:span text:style-name="T7"> <text:s text:c="2"/>Chybiona </text:span><text:span text:style-name="T11">namiętność/furia</text:span><text:span text:style-name="T7"> </text:span></text:p>
      <text:p text:style-name="P15"><text:s/><text:span text:style-name="T2">2</text:span><text:span text:style-name="T7"> <text:s text:c="4"/></text:span><text:span text:style-name="T10">TRAGEDIA</text:span></text:p>
      <text:p text:style-name="P2"><text:span text:style-name="T1">1</text:span> <text:s text:c="2"/><text:span text:style-name="T21">Zaskakująca śmierć</text:span></text:p>
      <text:p text:style-name="P2"><text:span text:style-name="T1">2</text:span> <text:s text:c="2"/><text:span text:style-name="T21">Czyjeś życie negatywnie zmienione na zawsze</text:span></text:p>
      <text:p text:style-name="P6"><text:span text:style-name="T8">3</text:span><text:span text:style-name="T7"> <text:s text:c="2"/></text:span><text:span text:style-name="T11">Ból, a po nim zamieszanie</text:span></text:p>
      <text:p text:style-name="P9"><text:span text:style-name="T8">4</text:span><text:span text:style-name="T7"> <text:s text:c="2"/></text:span><text:span text:style-name="T11">Śmierć w idealnym momencie</text:span></text:p>
      <text:p text:style-name="P9"><text:span text:style-name="T8">5</text:span><text:span text:style-name="T7"> <text:s text:c="2"/>Z</text:span><text:span text:style-name="T11">amieszanie, a po nim ból</text:span></text:p>
      <text:p text:style-name="P9"><text:span text:style-name="T8">6</text:span><text:span text:style-name="T7"> <text:s text:c="2"/></text:span><text:span text:style-name="T11">Śmierć po </text:span><text:span text:style-name="T19">ciężkiej </text:span><text:span text:style-name="T13">walce</text:span></text:p>
      <text:p text:style-name="P12"><text:s/><text:span text:style-name="T5">3</text:span><text:span text:style-name="T14"> <text:s text:c="4"/></text:span><text:span text:style-name="T15">NIEWINNOŚĆ</text:span></text:p>
      <text:p text:style-name="P3"><text:span text:style-name="T1">1</text:span> <text:s text:c="2"/><text:span text:style-name="T21">Ktoś tak naprawdę wcale nie jest taki niewinny</text:span></text:p>
      <text:p text:style-name="P3"><text:span text:style-name="T1">2</text:span> <text:s text:c="2"/><text:span text:style-name="T22">Sąsiad się przypałętuje</text:span></text:p>
      <text:p text:style-name="P7"><text:span text:style-name="T8">3</text:span><text:span text:style-name="T7"> <text:s text:c="2"/></text:span><text:span text:style-name="T12">Łapią nie tę osobę</text:span></text:p>
      <text:p text:style-name="P10"><text:span text:style-name="T8">4</text:span><text:span text:style-name="T7"> <text:s text:c="2"/></text:span><text:span text:style-name="T13">Ob</text:span><text:span text:style-name="T12">ustronne straty</text:span></text:p>
      <text:p text:style-name="P10"><text:span text:style-name="T8">5</text:span><text:span text:style-name="T7"> <text:s text:c="2"/></text:span><text:span text:style-name="T12">Niechciana miłość się ujawnia</text:span></text:p>
      <text:p text:style-name="P10"><text:span text:style-name="T9">6</text:span><text:span text:style-name="T11"> <text:s text:c="2"/></text:span><text:span text:style-name="T12">Ob</text:span><text:span text:style-name="T13">c</text:span><text:span text:style-name="T12">y o dobry</text:span><text:span text:style-name="T13">ch</text:span><text:span text:style-name="T12"> intencjach interweniuje</text:span></text:p>
      <text:p text:style-name="P20"><text:soft-page-break/>FIASkO</text:p>
      <text:p text:style-name="P19"><text:s/><text:span text:style-name="T6">4</text:span><text:span text:style-name="T7"> <text:s text:c="4"/></text:span><text:span text:style-name="T19">WINA</text:span></text:p>
      <text:p text:style-name="P4"><text:span text:style-name="T1">1</text:span> <text:s text:c="2"/><text:span text:style-name="T23">Wizyta władz (być może nieoficjalnych)</text:span></text:p>
      <text:p text:style-name="P4"><text:span text:style-name="T1">2</text:span> <text:s text:c="2"/><text:span text:style-name="T23">Zdrada znajomych</text:span></text:p>
      <text:p text:style-name="P8"><text:span text:style-name="T8">3</text:span><text:span text:style-name="T7"> <text:s text:c="2"/></text:span><text:span text:style-name="T19">Wyrzuty sumienia</text:span></text:p>
      <text:p text:style-name="P11"><text:span text:style-name="T8">4</text:span><text:span text:style-name="T7"> <text:s text:c="2"/></text:span><text:span text:style-name="T19">Chciwość prowadzi do zabójstwa</text:span></text:p>
      <text:p text:style-name="P11"><text:span text:style-name="T8">5</text:span><text:span text:style-name="T7"> <text:s text:c="2"/></text:span><text:span text:style-name="T19">Ktoś wymięka i panikuje</text:span></text:p>
      <text:p text:style-name="P11"><text:span text:style-name="T8">6</text:span><text:span text:style-name="T7"> <text:s text:c="2"/></text:span><text:span text:style-name="T19">Ostateczne starcie</text:span><text:span text:style-name="T7"> </text:span></text:p>
      <text:p text:style-name="P16"><text:s/><text:span text:style-name="T6">5</text:span><text:span text:style-name="T7"> <text:s text:c="4"/></text:span><text:span text:style-name="T19">P</text:span><text:span text:style-name="T20">ARANOJA</text:span></text:p>
      <text:p text:style-name="P4"><text:span text:style-name="T1">1</text:span> <text:s text:c="2"/><text:span text:style-name="T23">Obcy przybywa wyrównać rachunki</text:span></text:p>
      <text:p text:style-name="P4"><text:span text:style-name="T1">2</text:span> <text:s text:c="2"/><text:span text:style-name="T23">To jednak nie był zwykły fart</text:span></text:p>
      <text:p text:style-name="P8"><text:span text:style-name="T8">3</text:span><text:span text:style-name="T7"> <text:s text:c="2"/></text:span><text:span text:style-name="T19">Dwie osoby trafiają na siebie i wszystko ulega zmianie</text:span></text:p>
      <text:p text:style-name="P11"><text:span text:style-name="T8">4</text:span><text:span text:style-name="T7"> <text:s text:c="2"/></text:span><text:span text:style-name="T20">Gwałtowna zmiana</text:span><text:span text:style-name="T19"> (statusu, szczęścia, sympatii)</text:span></text:p>
      <text:p text:style-name="P11"><text:span text:style-name="T8">5</text:span><text:span text:style-name="T7"> <text:s text:c="2"/></text:span><text:span text:style-name="T20">Skradziona rzecz zostaje ukradziona</text:span></text:p>
      <text:p text:style-name="P11"><text:span text:style-name="T8">6</text:span><text:span text:style-name="T7"> <text:s text:c="2"/></text:span><text:span text:style-name="T20">Ktoś obserwuje, czekając na właściwy moment</text:span></text:p>
      <text:p text:style-name="P13"><text:s/><text:span text:style-name="T4">6</text:span><text:span text:style-name="T14"> <text:s text:c="4"/></text:span><text:span text:style-name="T16">KLAPA</text:span></text:p>
      <text:p text:style-name="P4"><text:span text:style-name="T1">1</text:span> <text:s text:c="2"/><text:span text:style-name="T24">Perfekcyjnie wykonany głupi plan</text:span></text:p>
      <text:p text:style-name="P4"><text:span text:style-name="T1">2</text:span> <text:s text:c="2"/><text:span text:style-name="T24">Coś cennego płonie</text:span></text:p>
      <text:p text:style-name="P8"><text:span text:style-name="T8">3</text:span><text:span text:style-name="T7"> <text:s text:c="2"/></text:span><text:span text:style-name="T20">Drobny błąd prowadzi do zniszczenia</text:span></text:p>
      <text:p text:style-name="P11"><text:span text:style-name="T8">4</text:span><text:span text:style-name="T7"> <text:s text:c="2"/></text:span><text:span text:style-name="T20">Dobry plan zaczyna się sypać</text:span></text:p>
      <text:p text:style-name="P11"><text:span text:style-name="T8">5</text:span><text:span text:style-name="T7"> <text:s text:c="2"/></text:span><text:span text:style-name="T20">Wydawało się, że to było już załatwione, ale nie</text:span></text:p>
      <text:p text:style-name="P17"><text:span text:style-name="T9">6</text:span><text:span text:style-name="T17"> <text:s text:c="2"/></text:span><text:span text:style-name="T18">Strach prowadzi do brzemiennej w skutki decyzj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Game Icons" svg:font-family="'Game Icons'" style:font-pitch="variable"/>
    <style:font-face style:name="Mouse Memoirs" svg:font-family="'Mouse Memoirs'" style:font-pitch="variable"/>
    <style:font-face style:name="TeX Gyre Termes Math" svg:font-family="'TeX Gyre Termes Math'" style:font-pitch="variable"/>
    <style:font-face style:name="Vertigo" svg:font-family="Vertig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writing-mode="page"/>
      <style:text-properties style:font-name="Game Icons" fo:font-family="'Game Icons'" style:font-pitch="variable" officeooo:rsid="00139011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22:17:08.216250533</meta:creation-date>
    <dc:date>2019-09-09T18:07:04.375187547</dc:date>
    <meta:editing-duration>PT5H33M32S</meta:editing-duration>
    <meta:editing-cycles>6</meta:editing-cycles>
    <meta:generator>LibreOffice/5.4.6.2$Linux_X86_64 LibreOffice_project/40m0$Build-2</meta:generator>
    <meta:document-statistic meta:table-count="0" meta:image-count="0" meta:object-count="0" meta:page-count="2" meta:paragraph-count="44" meta:word-count="210" meta:character-count="1346" meta:non-whitespace-character-count="1076"/>
  </office:meta>
</office:document-meta>
</file>